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Roboto Light" svg:font-family="'Roboto Light'" style:font-pitch="variable"/>
  </office:font-face-decls>
  <office:automatic-styles>
    <style:style style:name="co1" style:family="table-column">
      <style:table-column-properties fo:break-before="auto" style:column-width="4.147cm"/>
    </style:style>
    <style:style style:name="co2" style:family="table-column">
      <style:table-column-properties fo:break-before="auto" style:column-width="7.923cm"/>
    </style:style>
    <style:style style:name="co3" style:family="table-column">
      <style:table-column-properties fo:break-before="auto" style:column-width="7.188cm"/>
    </style:style>
    <style:style style:name="co4" style:family="table-column">
      <style:table-column-properties fo:break-before="auto" style:column-width="6.7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131cm" fo:break-before="auto" style:use-optimal-row-height="fals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Roboto Light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Roboto Light" fo:font-size="12pt" style:font-size-asian="12pt" style:font-size-complex="12pt"/>
    </style:style>
    <style:style style:name="ce3" style:family="table-cell" style:parent-style-name="Default">
      <style:table-cell-properties style:vertical-align="middle"/>
      <style:text-properties style:font-name="Roboto Light" fo:font-size="12pt" style:font-size-asian="12pt" style:font-size-complex="12pt"/>
    </style:style>
    <style:style style:name="ce4" style:family="table-cell" style:parent-style-name="Default">
      <style:text-properties style:font-name="Roboto Light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http://localhost/phpmyadmin/themes/dot.gif" draw:style-name="gr1" draw:text-style-name="P1" svg:width="0.025cm" svg:height="0.025cm" svg:x="4.516cm" svg:y="0.452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" draw:name="http://localhost/phpmyadmin/themes/dot.gif" draw:style-name="gr1" draw:text-style-name="P1" svg:width="0.025cm" svg:height="0.025cm" svg:x="6.773cm" svg:y="0.452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2" draw:name="http://localhost/phpmyadmin/themes/dot.gif" draw:style-name="gr1" draw:text-style-name="P1" svg:width="0.025cm" svg:height="0.025cm" svg:x="9.031cm" svg:y="0.452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3" draw:name="http://localhost/phpmyadmin/themes/dot.gif" draw:style-name="gr1" draw:text-style-name="P1" svg:width="0.025cm" svg:height="0.025cm" svg:x="11.289cm" svg:y="0.452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4" draw:name="http://localhost/phpmyadmin/themes/dot.gif" draw:style-name="gr1" draw:text-style-name="P1" svg:width="0.025cm" svg:height="0.025cm" svg:x="13.547cm" svg:y="0.452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5" draw:name="http://localhost/phpmyadmin/themes/dot.gif" draw:style-name="gr1" draw:text-style-name="P1" svg:width="0.025cm" svg:height="0.025cm" svg:x="15.804cm" svg:y="0.452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6" draw:name="http://localhost/phpmyadmin/themes/dot.gif" draw:style-name="gr1" draw:text-style-name="P1" svg:width="0.025cm" svg:height="0.025cm" svg:x="18.062cm" svg:y="0.452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7" draw:name="http://localhost/phpmyadmin/themes/dot.gif" draw:style-name="gr1" draw:text-style-name="P1" svg:width="0.025cm" svg:height="0.025cm" svg:x="4.516cm" svg:y="0.903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8" draw:name="http://localhost/phpmyadmin/themes/dot.gif" draw:style-name="gr1" draw:text-style-name="P1" svg:width="0.025cm" svg:height="0.025cm" svg:x="6.773cm" svg:y="0.903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9" draw:name="http://localhost/phpmyadmin/themes/dot.gif" draw:style-name="gr1" draw:text-style-name="P1" svg:width="0.025cm" svg:height="0.025cm" svg:x="9.031cm" svg:y="0.903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0" draw:name="http://localhost/phpmyadmin/themes/dot.gif" draw:style-name="gr1" draw:text-style-name="P1" svg:width="0.025cm" svg:height="0.025cm" svg:x="11.289cm" svg:y="0.903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1" draw:name="http://localhost/phpmyadmin/themes/dot.gif" draw:style-name="gr1" draw:text-style-name="P1" svg:width="0.025cm" svg:height="0.025cm" svg:x="13.547cm" svg:y="0.903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2" draw:name="http://localhost/phpmyadmin/themes/dot.gif" draw:style-name="gr1" draw:text-style-name="P1" svg:width="0.025cm" svg:height="0.025cm" svg:x="15.804cm" svg:y="0.903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3" draw:name="http://localhost/phpmyadmin/themes/dot.gif" draw:style-name="gr1" draw:text-style-name="P1" svg:width="0.025cm" svg:height="0.025cm" svg:x="18.062cm" svg:y="0.903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4" draw:name="http://localhost/phpmyadmin/themes/dot.gif" draw:style-name="gr1" draw:text-style-name="P1" svg:width="0.025cm" svg:height="0.025cm" svg:x="4.516cm" svg:y="1.355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5" draw:name="http://localhost/phpmyadmin/themes/dot.gif" draw:style-name="gr1" draw:text-style-name="P1" svg:width="0.025cm" svg:height="0.025cm" svg:x="6.773cm" svg:y="1.355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6" draw:name="http://localhost/phpmyadmin/themes/dot.gif" draw:style-name="gr1" draw:text-style-name="P1" svg:width="0.025cm" svg:height="0.025cm" svg:x="9.031cm" svg:y="1.355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7" draw:name="http://localhost/phpmyadmin/themes/dot.gif" draw:style-name="gr1" draw:text-style-name="P1" svg:width="0.025cm" svg:height="0.025cm" svg:x="11.289cm" svg:y="1.355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8" draw:name="http://localhost/phpmyadmin/themes/dot.gif" draw:style-name="gr1" draw:text-style-name="P1" svg:width="0.025cm" svg:height="0.025cm" svg:x="13.547cm" svg:y="1.355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9" draw:name="http://localhost/phpmyadmin/themes/dot.gif" draw:style-name="gr1" draw:text-style-name="P1" svg:width="0.025cm" svg:height="0.025cm" svg:x="15.804cm" svg:y="1.355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20" draw:name="http://localhost/phpmyadmin/themes/dot.gif" draw:style-name="gr1" draw:text-style-name="P1" svg:width="0.025cm" svg:height="0.025cm" svg:x="18.062cm" svg:y="1.355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21" draw:name="http://localhost/phpmyadmin/themes/dot.gif" draw:style-name="gr1" draw:text-style-name="P1" svg:width="0.025cm" svg:height="0.025cm" svg:x="4.516cm" svg:y="1.806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22" draw:name="http://localhost/phpmyadmin/themes/dot.gif" draw:style-name="gr1" draw:text-style-name="P1" svg:width="0.025cm" svg:height="0.025cm" svg:x="6.773cm" svg:y="1.806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23" draw:name="http://localhost/phpmyadmin/themes/dot.gif" draw:style-name="gr1" draw:text-style-name="P1" svg:width="0.025cm" svg:height="0.025cm" svg:x="9.031cm" svg:y="1.806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24" draw:name="http://localhost/phpmyadmin/themes/dot.gif" draw:style-name="gr1" draw:text-style-name="P1" svg:width="0.025cm" svg:height="0.025cm" svg:x="11.289cm" svg:y="1.806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25" draw:name="http://localhost/phpmyadmin/themes/dot.gif" draw:style-name="gr1" draw:text-style-name="P1" svg:width="0.025cm" svg:height="0.025cm" svg:x="13.547cm" svg:y="1.806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26" draw:name="http://localhost/phpmyadmin/themes/dot.gif" draw:style-name="gr1" draw:text-style-name="P1" svg:width="0.025cm" svg:height="0.025cm" svg:x="15.804cm" svg:y="1.806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27" draw:name="http://localhost/phpmyadmin/themes/dot.gif" draw:style-name="gr1" draw:text-style-name="P1" svg:width="0.025cm" svg:height="0.025cm" svg:x="18.062cm" svg:y="1.806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28" draw:name="http://localhost/phpmyadmin/themes/dot.gif" draw:style-name="gr1" draw:text-style-name="P1" svg:width="0.025cm" svg:height="0.025cm" svg:x="4.516cm" svg:y="2.258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29" draw:name="http://localhost/phpmyadmin/themes/dot.gif" draw:style-name="gr1" draw:text-style-name="P1" svg:width="0.025cm" svg:height="0.025cm" svg:x="6.773cm" svg:y="2.258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30" draw:name="http://localhost/phpmyadmin/themes/dot.gif" draw:style-name="gr1" draw:text-style-name="P1" svg:width="0.025cm" svg:height="0.025cm" svg:x="9.031cm" svg:y="2.258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31" draw:name="http://localhost/phpmyadmin/themes/dot.gif" draw:style-name="gr1" draw:text-style-name="P1" svg:width="0.025cm" svg:height="0.025cm" svg:x="11.289cm" svg:y="2.258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32" draw:name="http://localhost/phpmyadmin/themes/dot.gif" draw:style-name="gr1" draw:text-style-name="P1" svg:width="0.025cm" svg:height="0.025cm" svg:x="13.547cm" svg:y="2.258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33" draw:name="http://localhost/phpmyadmin/themes/dot.gif" draw:style-name="gr1" draw:text-style-name="P1" svg:width="0.025cm" svg:height="0.025cm" svg:x="15.804cm" svg:y="2.258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34" draw:name="http://localhost/phpmyadmin/themes/dot.gif" draw:style-name="gr1" draw:text-style-name="P1" svg:width="0.025cm" svg:height="0.025cm" svg:x="18.062cm" svg:y="2.258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35" draw:name="http://localhost/phpmyadmin/themes/dot.gif" draw:style-name="gr1" draw:text-style-name="P1" svg:width="0.025cm" svg:height="0.025cm" svg:x="4.516cm" svg:y="2.709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36" draw:name="http://localhost/phpmyadmin/themes/dot.gif" draw:style-name="gr1" draw:text-style-name="P1" svg:width="0.025cm" svg:height="0.025cm" svg:x="6.773cm" svg:y="2.709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37" draw:name="http://localhost/phpmyadmin/themes/dot.gif" draw:style-name="gr1" draw:text-style-name="P1" svg:width="0.025cm" svg:height="0.025cm" svg:x="9.031cm" svg:y="2.709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38" draw:name="http://localhost/phpmyadmin/themes/dot.gif" draw:style-name="gr1" draw:text-style-name="P1" svg:width="0.025cm" svg:height="0.025cm" svg:x="11.289cm" svg:y="2.709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39" draw:name="http://localhost/phpmyadmin/themes/dot.gif" draw:style-name="gr1" draw:text-style-name="P1" svg:width="0.025cm" svg:height="0.025cm" svg:x="13.547cm" svg:y="2.709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40" draw:name="http://localhost/phpmyadmin/themes/dot.gif" draw:style-name="gr1" draw:text-style-name="P1" svg:width="0.025cm" svg:height="0.025cm" svg:x="15.804cm" svg:y="2.709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41" draw:name="http://localhost/phpmyadmin/themes/dot.gif" draw:style-name="gr1" draw:text-style-name="P1" svg:width="0.025cm" svg:height="0.025cm" svg:x="18.062cm" svg:y="2.709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42" draw:name="http://localhost/phpmyadmin/themes/dot.gif" draw:style-name="gr1" draw:text-style-name="P1" svg:width="0.025cm" svg:height="0.025cm" svg:x="4.516cm" svg:y="3.161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43" draw:name="http://localhost/phpmyadmin/themes/dot.gif" draw:style-name="gr1" draw:text-style-name="P1" svg:width="0.025cm" svg:height="0.025cm" svg:x="6.773cm" svg:y="3.161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44" draw:name="http://localhost/phpmyadmin/themes/dot.gif" draw:style-name="gr1" draw:text-style-name="P1" svg:width="0.025cm" svg:height="0.025cm" svg:x="9.031cm" svg:y="3.161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45" draw:name="http://localhost/phpmyadmin/themes/dot.gif" draw:style-name="gr1" draw:text-style-name="P1" svg:width="0.025cm" svg:height="0.025cm" svg:x="11.289cm" svg:y="3.161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46" draw:name="http://localhost/phpmyadmin/themes/dot.gif" draw:style-name="gr1" draw:text-style-name="P1" svg:width="0.025cm" svg:height="0.025cm" svg:x="13.547cm" svg:y="3.161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47" draw:name="http://localhost/phpmyadmin/themes/dot.gif" draw:style-name="gr1" draw:text-style-name="P1" svg:width="0.025cm" svg:height="0.025cm" svg:x="15.804cm" svg:y="3.161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48" draw:name="http://localhost/phpmyadmin/themes/dot.gif" draw:style-name="gr1" draw:text-style-name="P1" svg:width="0.025cm" svg:height="0.025cm" svg:x="18.062cm" svg:y="3.161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49" draw:name="http://localhost/phpmyadmin/themes/dot.gif" draw:style-name="gr1" draw:text-style-name="P1" svg:width="0.025cm" svg:height="0.025cm" svg:x="4.516cm" svg:y="3.612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50" draw:name="http://localhost/phpmyadmin/themes/dot.gif" draw:style-name="gr1" draw:text-style-name="P1" svg:width="0.025cm" svg:height="0.025cm" svg:x="6.773cm" svg:y="3.612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51" draw:name="http://localhost/phpmyadmin/themes/dot.gif" draw:style-name="gr1" draw:text-style-name="P1" svg:width="0.025cm" svg:height="0.025cm" svg:x="9.031cm" svg:y="3.612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52" draw:name="http://localhost/phpmyadmin/themes/dot.gif" draw:style-name="gr1" draw:text-style-name="P1" svg:width="0.025cm" svg:height="0.025cm" svg:x="11.289cm" svg:y="3.612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53" draw:name="http://localhost/phpmyadmin/themes/dot.gif" draw:style-name="gr1" draw:text-style-name="P1" svg:width="0.025cm" svg:height="0.025cm" svg:x="13.547cm" svg:y="3.612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54" draw:name="http://localhost/phpmyadmin/themes/dot.gif" draw:style-name="gr1" draw:text-style-name="P1" svg:width="0.025cm" svg:height="0.025cm" svg:x="15.804cm" svg:y="3.612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55" draw:name="http://localhost/phpmyadmin/themes/dot.gif" draw:style-name="gr1" draw:text-style-name="P1" svg:width="0.025cm" svg:height="0.025cm" svg:x="18.062cm" svg:y="3.612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56" draw:name="http://localhost/phpmyadmin/themes/dot.gif" draw:style-name="gr1" draw:text-style-name="P1" svg:width="0.025cm" svg:height="0.025cm" svg:x="4.516cm" svg:y="4.064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57" draw:name="http://localhost/phpmyadmin/themes/dot.gif" draw:style-name="gr1" draw:text-style-name="P1" svg:width="0.025cm" svg:height="0.025cm" svg:x="6.773cm" svg:y="4.064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58" draw:name="http://localhost/phpmyadmin/themes/dot.gif" draw:style-name="gr1" draw:text-style-name="P1" svg:width="0.025cm" svg:height="0.025cm" svg:x="9.031cm" svg:y="4.064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59" draw:name="http://localhost/phpmyadmin/themes/dot.gif" draw:style-name="gr1" draw:text-style-name="P1" svg:width="0.025cm" svg:height="0.025cm" svg:x="11.289cm" svg:y="4.064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60" draw:name="http://localhost/phpmyadmin/themes/dot.gif" draw:style-name="gr1" draw:text-style-name="P1" svg:width="0.025cm" svg:height="0.025cm" svg:x="13.547cm" svg:y="4.064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61" draw:name="http://localhost/phpmyadmin/themes/dot.gif" draw:style-name="gr1" draw:text-style-name="P1" svg:width="0.025cm" svg:height="0.025cm" svg:x="15.804cm" svg:y="4.064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62" draw:name="http://localhost/phpmyadmin/themes/dot.gif" draw:style-name="gr1" draw:text-style-name="P1" svg:width="0.025cm" svg:height="0.025cm" svg:x="18.062cm" svg:y="4.064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63" draw:name="http://localhost/phpmyadmin/themes/dot.gif" draw:style-name="gr1" draw:text-style-name="P1" svg:width="0.025cm" svg:height="0.025cm" svg:x="4.516cm" svg:y="4.516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64" draw:name="http://localhost/phpmyadmin/themes/dot.gif" draw:style-name="gr1" draw:text-style-name="P1" svg:width="0.025cm" svg:height="0.025cm" svg:x="6.773cm" svg:y="4.516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65" draw:name="http://localhost/phpmyadmin/themes/dot.gif" draw:style-name="gr1" draw:text-style-name="P1" svg:width="0.025cm" svg:height="0.025cm" svg:x="9.031cm" svg:y="4.516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66" draw:name="http://localhost/phpmyadmin/themes/dot.gif" draw:style-name="gr1" draw:text-style-name="P1" svg:width="0.025cm" svg:height="0.025cm" svg:x="11.289cm" svg:y="4.516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67" draw:name="http://localhost/phpmyadmin/themes/dot.gif" draw:style-name="gr1" draw:text-style-name="P1" svg:width="0.025cm" svg:height="0.025cm" svg:x="13.547cm" svg:y="4.516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68" draw:name="http://localhost/phpmyadmin/themes/dot.gif" draw:style-name="gr1" draw:text-style-name="P1" svg:width="0.025cm" svg:height="0.025cm" svg:x="15.804cm" svg:y="4.516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69" draw:name="http://localhost/phpmyadmin/themes/dot.gif" draw:style-name="gr1" draw:text-style-name="P1" svg:width="0.025cm" svg:height="0.025cm" svg:x="18.062cm" svg:y="4.516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70" draw:name="http://localhost/phpmyadmin/themes/dot.gif" draw:style-name="gr1" draw:text-style-name="P1" svg:width="0.025cm" svg:height="0.025cm" svg:x="4.516cm" svg:y="4.967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71" draw:name="http://localhost/phpmyadmin/themes/dot.gif" draw:style-name="gr1" draw:text-style-name="P1" svg:width="0.025cm" svg:height="0.025cm" svg:x="6.773cm" svg:y="4.967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72" draw:name="http://localhost/phpmyadmin/themes/dot.gif" draw:style-name="gr1" draw:text-style-name="P1" svg:width="0.025cm" svg:height="0.025cm" svg:x="9.031cm" svg:y="4.967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73" draw:name="http://localhost/phpmyadmin/themes/dot.gif" draw:style-name="gr1" draw:text-style-name="P1" svg:width="0.025cm" svg:height="0.025cm" svg:x="11.289cm" svg:y="4.967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74" draw:name="http://localhost/phpmyadmin/themes/dot.gif" draw:style-name="gr1" draw:text-style-name="P1" svg:width="0.025cm" svg:height="0.025cm" svg:x="13.547cm" svg:y="4.967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75" draw:name="http://localhost/phpmyadmin/themes/dot.gif" draw:style-name="gr1" draw:text-style-name="P1" svg:width="0.025cm" svg:height="0.025cm" svg:x="15.804cm" svg:y="4.967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76" draw:name="http://localhost/phpmyadmin/themes/dot.gif" draw:style-name="gr1" draw:text-style-name="P1" svg:width="0.025cm" svg:height="0.025cm" svg:x="18.062cm" svg:y="4.967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77" draw:name="http://localhost/phpmyadmin/themes/dot.gif" draw:style-name="gr1" draw:text-style-name="P1" svg:width="0.025cm" svg:height="0.025cm" svg:x="4.516cm" svg:y="5.419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78" draw:name="http://localhost/phpmyadmin/themes/dot.gif" draw:style-name="gr1" draw:text-style-name="P1" svg:width="0.025cm" svg:height="0.025cm" svg:x="6.773cm" svg:y="5.419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79" draw:name="http://localhost/phpmyadmin/themes/dot.gif" draw:style-name="gr1" draw:text-style-name="P1" svg:width="0.025cm" svg:height="0.025cm" svg:x="9.031cm" svg:y="5.419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80" draw:name="http://localhost/phpmyadmin/themes/dot.gif" draw:style-name="gr1" draw:text-style-name="P1" svg:width="0.025cm" svg:height="0.025cm" svg:x="11.289cm" svg:y="5.419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81" draw:name="http://localhost/phpmyadmin/themes/dot.gif" draw:style-name="gr1" draw:text-style-name="P1" svg:width="0.025cm" svg:height="0.025cm" svg:x="13.547cm" svg:y="5.419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82" draw:name="http://localhost/phpmyadmin/themes/dot.gif" draw:style-name="gr1" draw:text-style-name="P1" svg:width="0.025cm" svg:height="0.025cm" svg:x="15.804cm" svg:y="5.419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83" draw:name="http://localhost/phpmyadmin/themes/dot.gif" draw:style-name="gr1" draw:text-style-name="P1" svg:width="0.025cm" svg:height="0.025cm" svg:x="18.062cm" svg:y="5.419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84" draw:name="http://localhost/phpmyadmin/themes/dot.gif" draw:style-name="gr1" draw:text-style-name="P1" svg:width="0.025cm" svg:height="0.025cm" svg:x="4.516cm" svg:y="5.87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85" draw:name="http://localhost/phpmyadmin/themes/dot.gif" draw:style-name="gr1" draw:text-style-name="P1" svg:width="0.025cm" svg:height="0.025cm" svg:x="6.773cm" svg:y="5.87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86" draw:name="http://localhost/phpmyadmin/themes/dot.gif" draw:style-name="gr1" draw:text-style-name="P1" svg:width="0.025cm" svg:height="0.025cm" svg:x="9.031cm" svg:y="5.87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87" draw:name="http://localhost/phpmyadmin/themes/dot.gif" draw:style-name="gr1" draw:text-style-name="P1" svg:width="0.025cm" svg:height="0.025cm" svg:x="11.289cm" svg:y="5.87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88" draw:name="http://localhost/phpmyadmin/themes/dot.gif" draw:style-name="gr1" draw:text-style-name="P1" svg:width="0.025cm" svg:height="0.025cm" svg:x="13.547cm" svg:y="5.87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89" draw:name="http://localhost/phpmyadmin/themes/dot.gif" draw:style-name="gr1" draw:text-style-name="P1" svg:width="0.025cm" svg:height="0.025cm" svg:x="15.804cm" svg:y="5.87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90" draw:name="http://localhost/phpmyadmin/themes/dot.gif" draw:style-name="gr1" draw:text-style-name="P1" svg:width="0.025cm" svg:height="0.025cm" svg:x="18.062cm" svg:y="5.87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91" draw:name="http://localhost/phpmyadmin/themes/dot.gif" draw:style-name="gr1" draw:text-style-name="P1" svg:width="0.025cm" svg:height="0.025cm" svg:x="4.516cm" svg:y="6.322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92" draw:name="http://localhost/phpmyadmin/themes/dot.gif" draw:style-name="gr1" draw:text-style-name="P1" svg:width="0.025cm" svg:height="0.025cm" svg:x="6.773cm" svg:y="6.322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93" draw:name="http://localhost/phpmyadmin/themes/dot.gif" draw:style-name="gr1" draw:text-style-name="P1" svg:width="0.025cm" svg:height="0.025cm" svg:x="9.031cm" svg:y="6.322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94" draw:name="http://localhost/phpmyadmin/themes/dot.gif" draw:style-name="gr1" draw:text-style-name="P1" svg:width="0.025cm" svg:height="0.025cm" svg:x="11.289cm" svg:y="6.322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95" draw:name="http://localhost/phpmyadmin/themes/dot.gif" draw:style-name="gr1" draw:text-style-name="P1" svg:width="0.025cm" svg:height="0.025cm" svg:x="13.547cm" svg:y="6.322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96" draw:name="http://localhost/phpmyadmin/themes/dot.gif" draw:style-name="gr1" draw:text-style-name="P1" svg:width="0.025cm" svg:height="0.025cm" svg:x="15.804cm" svg:y="6.322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97" draw:name="http://localhost/phpmyadmin/themes/dot.gif" draw:style-name="gr1" draw:text-style-name="P1" svg:width="0.025cm" svg:height="0.025cm" svg:x="18.062cm" svg:y="6.322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98" draw:name="http://localhost/phpmyadmin/themes/dot.gif" draw:style-name="gr1" draw:text-style-name="P1" svg:width="0.025cm" svg:height="0.025cm" svg:x="4.516cm" svg:y="6.773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99" draw:name="http://localhost/phpmyadmin/themes/dot.gif" draw:style-name="gr1" draw:text-style-name="P1" svg:width="0.025cm" svg:height="0.025cm" svg:x="6.773cm" svg:y="6.773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00" draw:name="http://localhost/phpmyadmin/themes/dot.gif" draw:style-name="gr1" draw:text-style-name="P1" svg:width="0.025cm" svg:height="0.025cm" svg:x="9.031cm" svg:y="6.773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01" draw:name="http://localhost/phpmyadmin/themes/dot.gif" draw:style-name="gr1" draw:text-style-name="P1" svg:width="0.025cm" svg:height="0.025cm" svg:x="11.289cm" svg:y="6.773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02" draw:name="http://localhost/phpmyadmin/themes/dot.gif" draw:style-name="gr1" draw:text-style-name="P1" svg:width="0.025cm" svg:height="0.025cm" svg:x="13.547cm" svg:y="6.773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03" draw:name="http://localhost/phpmyadmin/themes/dot.gif" draw:style-name="gr1" draw:text-style-name="P1" svg:width="0.025cm" svg:height="0.025cm" svg:x="15.804cm" svg:y="6.773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04" draw:name="http://localhost/phpmyadmin/themes/dot.gif" draw:style-name="gr1" draw:text-style-name="P1" svg:width="0.025cm" svg:height="0.025cm" svg:x="18.062cm" svg:y="6.773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05" draw:name="http://localhost/phpmyadmin/themes/dot.gif" draw:style-name="gr1" draw:text-style-name="P1" svg:width="0.025cm" svg:height="0.025cm" svg:x="4.516cm" svg:y="7.225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06" draw:name="http://localhost/phpmyadmin/themes/dot.gif" draw:style-name="gr1" draw:text-style-name="P1" svg:width="0.025cm" svg:height="0.025cm" svg:x="6.773cm" svg:y="7.225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07" draw:name="http://localhost/phpmyadmin/themes/dot.gif" draw:style-name="gr1" draw:text-style-name="P1" svg:width="0.025cm" svg:height="0.025cm" svg:x="9.031cm" svg:y="7.225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08" draw:name="http://localhost/phpmyadmin/themes/dot.gif" draw:style-name="gr1" draw:text-style-name="P1" svg:width="0.025cm" svg:height="0.025cm" svg:x="11.289cm" svg:y="7.225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09" draw:name="http://localhost/phpmyadmin/themes/dot.gif" draw:style-name="gr1" draw:text-style-name="P1" svg:width="0.025cm" svg:height="0.025cm" svg:x="13.547cm" svg:y="7.225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10" draw:name="http://localhost/phpmyadmin/themes/dot.gif" draw:style-name="gr1" draw:text-style-name="P1" svg:width="0.025cm" svg:height="0.025cm" svg:x="15.804cm" svg:y="7.225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11" draw:name="http://localhost/phpmyadmin/themes/dot.gif" draw:style-name="gr1" draw:text-style-name="P1" svg:width="0.025cm" svg:height="0.025cm" svg:x="18.062cm" svg:y="7.225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12" draw:name="http://localhost/phpmyadmin/themes/dot.gif" draw:style-name="gr1" draw:text-style-name="P1" svg:width="0.025cm" svg:height="0.025cm" svg:x="4.516cm" svg:y="7.676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13" draw:name="http://localhost/phpmyadmin/themes/dot.gif" draw:style-name="gr1" draw:text-style-name="P1" svg:width="0.025cm" svg:height="0.025cm" svg:x="6.773cm" svg:y="7.676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14" draw:name="http://localhost/phpmyadmin/themes/dot.gif" draw:style-name="gr1" draw:text-style-name="P1" svg:width="0.025cm" svg:height="0.025cm" svg:x="9.031cm" svg:y="7.676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15" draw:name="http://localhost/phpmyadmin/themes/dot.gif" draw:style-name="gr1" draw:text-style-name="P1" svg:width="0.025cm" svg:height="0.025cm" svg:x="11.289cm" svg:y="7.676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16" draw:name="http://localhost/phpmyadmin/themes/dot.gif" draw:style-name="gr1" draw:text-style-name="P1" svg:width="0.025cm" svg:height="0.025cm" svg:x="13.547cm" svg:y="7.676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17" draw:name="http://localhost/phpmyadmin/themes/dot.gif" draw:style-name="gr1" draw:text-style-name="P1" svg:width="0.025cm" svg:height="0.025cm" svg:x="15.804cm" svg:y="7.676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18" draw:name="http://localhost/phpmyadmin/themes/dot.gif" draw:style-name="gr1" draw:text-style-name="P1" svg:width="0.025cm" svg:height="0.025cm" svg:x="18.062cm" svg:y="7.676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19" draw:name="http://localhost/phpmyadmin/themes/dot.gif" draw:style-name="gr1" draw:text-style-name="P1" svg:width="0.025cm" svg:height="0.025cm" svg:x="4.516cm" svg:y="8.128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20" draw:name="http://localhost/phpmyadmin/themes/dot.gif" draw:style-name="gr1" draw:text-style-name="P1" svg:width="0.025cm" svg:height="0.025cm" svg:x="6.773cm" svg:y="8.128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21" draw:name="http://localhost/phpmyadmin/themes/dot.gif" draw:style-name="gr1" draw:text-style-name="P1" svg:width="0.025cm" svg:height="0.025cm" svg:x="9.031cm" svg:y="8.128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22" draw:name="http://localhost/phpmyadmin/themes/dot.gif" draw:style-name="gr1" draw:text-style-name="P1" svg:width="0.025cm" svg:height="0.025cm" svg:x="11.289cm" svg:y="8.128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23" draw:name="http://localhost/phpmyadmin/themes/dot.gif" draw:style-name="gr1" draw:text-style-name="P1" svg:width="0.025cm" svg:height="0.025cm" svg:x="13.547cm" svg:y="8.128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24" draw:name="http://localhost/phpmyadmin/themes/dot.gif" draw:style-name="gr1" draw:text-style-name="P1" svg:width="0.025cm" svg:height="0.025cm" svg:x="15.804cm" svg:y="8.128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25" draw:name="http://localhost/phpmyadmin/themes/dot.gif" draw:style-name="gr1" draw:text-style-name="P1" svg:width="0.025cm" svg:height="0.025cm" svg:x="18.062cm" svg:y="8.128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26" draw:name="http://localhost/phpmyadmin/themes/dot.gif" draw:style-name="gr1" draw:text-style-name="P1" svg:width="0.025cm" svg:height="0.025cm" svg:x="4.516cm" svg:y="8.58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27" draw:name="http://localhost/phpmyadmin/themes/dot.gif" draw:style-name="gr1" draw:text-style-name="P1" svg:width="0.025cm" svg:height="0.025cm" svg:x="6.773cm" svg:y="8.58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28" draw:name="http://localhost/phpmyadmin/themes/dot.gif" draw:style-name="gr1" draw:text-style-name="P1" svg:width="0.025cm" svg:height="0.025cm" svg:x="9.031cm" svg:y="8.58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29" draw:name="http://localhost/phpmyadmin/themes/dot.gif" draw:style-name="gr1" draw:text-style-name="P1" svg:width="0.025cm" svg:height="0.025cm" svg:x="11.289cm" svg:y="8.58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30" draw:name="http://localhost/phpmyadmin/themes/dot.gif" draw:style-name="gr1" draw:text-style-name="P1" svg:width="0.025cm" svg:height="0.025cm" svg:x="13.547cm" svg:y="8.58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31" draw:name="http://localhost/phpmyadmin/themes/dot.gif" draw:style-name="gr1" draw:text-style-name="P1" svg:width="0.025cm" svg:height="0.025cm" svg:x="15.804cm" svg:y="8.58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32" draw:name="http://localhost/phpmyadmin/themes/dot.gif" draw:style-name="gr1" draw:text-style-name="P1" svg:width="0.025cm" svg:height="0.025cm" svg:x="18.062cm" svg:y="8.58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33" draw:name="http://localhost/phpmyadmin/themes/dot.gif" draw:style-name="gr1" draw:text-style-name="P1" svg:width="0.025cm" svg:height="0.025cm" svg:x="4.516cm" svg:y="9.031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34" draw:name="http://localhost/phpmyadmin/themes/dot.gif" draw:style-name="gr1" draw:text-style-name="P1" svg:width="0.025cm" svg:height="0.025cm" svg:x="6.773cm" svg:y="9.031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35" draw:name="http://localhost/phpmyadmin/themes/dot.gif" draw:style-name="gr1" draw:text-style-name="P1" svg:width="0.025cm" svg:height="0.025cm" svg:x="9.031cm" svg:y="9.031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36" draw:name="http://localhost/phpmyadmin/themes/dot.gif" draw:style-name="gr1" draw:text-style-name="P1" svg:width="0.025cm" svg:height="0.025cm" svg:x="11.289cm" svg:y="9.031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37" draw:name="http://localhost/phpmyadmin/themes/dot.gif" draw:style-name="gr1" draw:text-style-name="P1" svg:width="0.025cm" svg:height="0.025cm" svg:x="13.547cm" svg:y="9.031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38" draw:name="http://localhost/phpmyadmin/themes/dot.gif" draw:style-name="gr1" draw:text-style-name="P1" svg:width="0.025cm" svg:height="0.025cm" svg:x="15.804cm" svg:y="9.031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39" draw:name="http://localhost/phpmyadmin/themes/dot.gif" draw:style-name="gr1" draw:text-style-name="P1" svg:width="0.025cm" svg:height="0.025cm" svg:x="18.062cm" svg:y="9.031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40" draw:name="http://localhost/phpmyadmin/themes/dot.gif" draw:style-name="gr1" draw:text-style-name="P1" svg:width="0.025cm" svg:height="0.025cm" svg:x="4.516cm" svg:y="9.483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41" draw:name="http://localhost/phpmyadmin/themes/dot.gif" draw:style-name="gr1" draw:text-style-name="P1" svg:width="0.025cm" svg:height="0.025cm" svg:x="6.773cm" svg:y="9.483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42" draw:name="http://localhost/phpmyadmin/themes/dot.gif" draw:style-name="gr1" draw:text-style-name="P1" svg:width="0.025cm" svg:height="0.025cm" svg:x="9.031cm" svg:y="9.483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43" draw:name="http://localhost/phpmyadmin/themes/dot.gif" draw:style-name="gr1" draw:text-style-name="P1" svg:width="0.025cm" svg:height="0.025cm" svg:x="11.289cm" svg:y="9.483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44" draw:name="http://localhost/phpmyadmin/themes/dot.gif" draw:style-name="gr1" draw:text-style-name="P1" svg:width="0.025cm" svg:height="0.025cm" svg:x="13.547cm" svg:y="9.483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45" draw:name="http://localhost/phpmyadmin/themes/dot.gif" draw:style-name="gr1" draw:text-style-name="P1" svg:width="0.025cm" svg:height="0.025cm" svg:x="15.804cm" svg:y="9.483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46" draw:name="http://localhost/phpmyadmin/themes/dot.gif" draw:style-name="gr1" draw:text-style-name="P1" svg:width="0.025cm" svg:height="0.025cm" svg:x="18.062cm" svg:y="9.483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47" draw:name="http://localhost/phpmyadmin/themes/dot.gif" draw:style-name="gr1" draw:text-style-name="P1" svg:width="0.025cm" svg:height="0.025cm" svg:x="4.516cm" svg:y="9.934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48" draw:name="http://localhost/phpmyadmin/themes/dot.gif" draw:style-name="gr1" draw:text-style-name="P1" svg:width="0.025cm" svg:height="0.025cm" svg:x="6.773cm" svg:y="9.934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49" draw:name="http://localhost/phpmyadmin/themes/dot.gif" draw:style-name="gr1" draw:text-style-name="P1" svg:width="0.025cm" svg:height="0.025cm" svg:x="9.031cm" svg:y="9.934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50" draw:name="http://localhost/phpmyadmin/themes/dot.gif" draw:style-name="gr1" draw:text-style-name="P1" svg:width="0.025cm" svg:height="0.025cm" svg:x="11.289cm" svg:y="9.934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51" draw:name="http://localhost/phpmyadmin/themes/dot.gif" draw:style-name="gr1" draw:text-style-name="P1" svg:width="0.025cm" svg:height="0.025cm" svg:x="13.547cm" svg:y="9.934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52" draw:name="http://localhost/phpmyadmin/themes/dot.gif" draw:style-name="gr1" draw:text-style-name="P1" svg:width="0.025cm" svg:height="0.025cm" svg:x="15.804cm" svg:y="9.934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53" draw:name="http://localhost/phpmyadmin/themes/dot.gif" draw:style-name="gr1" draw:text-style-name="P1" svg:width="0.025cm" svg:height="0.025cm" svg:x="18.062cm" svg:y="9.934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54" draw:name="http://localhost/phpmyadmin/themes/dot.gif" draw:style-name="gr1" draw:text-style-name="P1" svg:width="0.025cm" svg:height="0.025cm" svg:x="4.516cm" svg:y="10.386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55" draw:name="http://localhost/phpmyadmin/themes/dot.gif" draw:style-name="gr1" draw:text-style-name="P1" svg:width="0.025cm" svg:height="0.025cm" svg:x="6.773cm" svg:y="10.386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56" draw:name="http://localhost/phpmyadmin/themes/dot.gif" draw:style-name="gr1" draw:text-style-name="P1" svg:width="0.025cm" svg:height="0.025cm" svg:x="9.031cm" svg:y="10.386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57" draw:name="http://localhost/phpmyadmin/themes/dot.gif" draw:style-name="gr1" draw:text-style-name="P1" svg:width="0.025cm" svg:height="0.025cm" svg:x="11.289cm" svg:y="10.386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58" draw:name="http://localhost/phpmyadmin/themes/dot.gif" draw:style-name="gr1" draw:text-style-name="P1" svg:width="0.025cm" svg:height="0.025cm" svg:x="13.547cm" svg:y="10.386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59" draw:name="http://localhost/phpmyadmin/themes/dot.gif" draw:style-name="gr1" draw:text-style-name="P1" svg:width="0.025cm" svg:height="0.025cm" svg:x="15.804cm" svg:y="10.386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60" draw:name="http://localhost/phpmyadmin/themes/dot.gif" draw:style-name="gr1" draw:text-style-name="P1" svg:width="0.025cm" svg:height="0.025cm" svg:x="18.062cm" svg:y="10.386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61" draw:name="http://localhost/phpmyadmin/themes/dot.gif" draw:style-name="gr1" draw:text-style-name="P1" svg:width="0.025cm" svg:height="0.025cm" svg:x="4.516cm" svg:y="10.837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62" draw:name="http://localhost/phpmyadmin/themes/dot.gif" draw:style-name="gr1" draw:text-style-name="P1" svg:width="0.025cm" svg:height="0.025cm" svg:x="6.773cm" svg:y="10.837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63" draw:name="http://localhost/phpmyadmin/themes/dot.gif" draw:style-name="gr1" draw:text-style-name="P1" svg:width="0.025cm" svg:height="0.025cm" svg:x="9.031cm" svg:y="10.837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64" draw:name="http://localhost/phpmyadmin/themes/dot.gif" draw:style-name="gr1" draw:text-style-name="P1" svg:width="0.025cm" svg:height="0.025cm" svg:x="11.289cm" svg:y="10.837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65" draw:name="http://localhost/phpmyadmin/themes/dot.gif" draw:style-name="gr1" draw:text-style-name="P1" svg:width="0.025cm" svg:height="0.025cm" svg:x="13.547cm" svg:y="10.837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66" draw:name="http://localhost/phpmyadmin/themes/dot.gif" draw:style-name="gr1" draw:text-style-name="P1" svg:width="0.025cm" svg:height="0.025cm" svg:x="15.804cm" svg:y="10.837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67" draw:name="http://localhost/phpmyadmin/themes/dot.gif" draw:style-name="gr1" draw:text-style-name="P1" svg:width="0.025cm" svg:height="0.025cm" svg:x="18.062cm" svg:y="10.837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68" draw:name="http://localhost/phpmyadmin/themes/dot.gif" draw:style-name="gr1" draw:text-style-name="P1" svg:width="0.025cm" svg:height="0.025cm" svg:x="4.516cm" svg:y="11.289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69" draw:name="http://localhost/phpmyadmin/themes/dot.gif" draw:style-name="gr1" draw:text-style-name="P1" svg:width="0.025cm" svg:height="0.025cm" svg:x="6.773cm" svg:y="11.289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70" draw:name="http://localhost/phpmyadmin/themes/dot.gif" draw:style-name="gr1" draw:text-style-name="P1" svg:width="0.025cm" svg:height="0.025cm" svg:x="9.031cm" svg:y="11.289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71" draw:name="http://localhost/phpmyadmin/themes/dot.gif" draw:style-name="gr1" draw:text-style-name="P1" svg:width="0.025cm" svg:height="0.025cm" svg:x="11.289cm" svg:y="11.289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72" draw:name="http://localhost/phpmyadmin/themes/dot.gif" draw:style-name="gr1" draw:text-style-name="P1" svg:width="0.025cm" svg:height="0.025cm" svg:x="13.547cm" svg:y="11.289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73" draw:name="http://localhost/phpmyadmin/themes/dot.gif" draw:style-name="gr1" draw:text-style-name="P1" svg:width="0.025cm" svg:height="0.025cm" svg:x="15.804cm" svg:y="11.289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74" draw:name="http://localhost/phpmyadmin/themes/dot.gif" draw:style-name="gr1" draw:text-style-name="P1" svg:width="0.025cm" svg:height="0.025cm" svg:x="18.062cm" svg:y="11.289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75" draw:name="http://localhost/phpmyadmin/themes/dot.gif" draw:style-name="gr1" draw:text-style-name="P1" svg:width="0.025cm" svg:height="0.025cm" svg:x="4.516cm" svg:y="11.74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76" draw:name="http://localhost/phpmyadmin/themes/dot.gif" draw:style-name="gr1" draw:text-style-name="P1" svg:width="0.025cm" svg:height="0.025cm" svg:x="6.773cm" svg:y="11.74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77" draw:name="http://localhost/phpmyadmin/themes/dot.gif" draw:style-name="gr1" draw:text-style-name="P1" svg:width="0.025cm" svg:height="0.025cm" svg:x="9.031cm" svg:y="11.74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78" draw:name="http://localhost/phpmyadmin/themes/dot.gif" draw:style-name="gr1" draw:text-style-name="P1" svg:width="0.025cm" svg:height="0.025cm" svg:x="11.289cm" svg:y="11.74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79" draw:name="http://localhost/phpmyadmin/themes/dot.gif" draw:style-name="gr1" draw:text-style-name="P1" svg:width="0.025cm" svg:height="0.025cm" svg:x="13.547cm" svg:y="11.74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80" draw:name="http://localhost/phpmyadmin/themes/dot.gif" draw:style-name="gr1" draw:text-style-name="P1" svg:width="0.025cm" svg:height="0.025cm" svg:x="15.804cm" svg:y="11.74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81" draw:name="http://localhost/phpmyadmin/themes/dot.gif" draw:style-name="gr1" draw:text-style-name="P1" svg:width="0.025cm" svg:height="0.025cm" svg:x="18.062cm" svg:y="11.74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82" draw:name="http://localhost/phpmyadmin/themes/dot.gif" draw:style-name="gr1" draw:text-style-name="P1" svg:width="0.025cm" svg:height="0.025cm" svg:x="4.516cm" svg:y="12.192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83" draw:name="http://localhost/phpmyadmin/themes/dot.gif" draw:style-name="gr1" draw:text-style-name="P1" svg:width="0.025cm" svg:height="0.025cm" svg:x="6.773cm" svg:y="12.192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84" draw:name="http://localhost/phpmyadmin/themes/dot.gif" draw:style-name="gr1" draw:text-style-name="P1" svg:width="0.025cm" svg:height="0.025cm" svg:x="9.031cm" svg:y="12.192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85" draw:name="http://localhost/phpmyadmin/themes/dot.gif" draw:style-name="gr1" draw:text-style-name="P1" svg:width="0.025cm" svg:height="0.025cm" svg:x="11.289cm" svg:y="12.192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86" draw:name="http://localhost/phpmyadmin/themes/dot.gif" draw:style-name="gr1" draw:text-style-name="P1" svg:width="0.025cm" svg:height="0.025cm" svg:x="13.547cm" svg:y="12.192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87" draw:name="http://localhost/phpmyadmin/themes/dot.gif" draw:style-name="gr1" draw:text-style-name="P1" svg:width="0.025cm" svg:height="0.025cm" svg:x="15.804cm" svg:y="12.192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88" draw:name="http://localhost/phpmyadmin/themes/dot.gif" draw:style-name="gr1" draw:text-style-name="P1" svg:width="0.025cm" svg:height="0.025cm" svg:x="18.062cm" svg:y="12.192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89" draw:name="http://localhost/phpmyadmin/themes/dot.gif" draw:style-name="gr1" draw:text-style-name="P1" svg:width="0.025cm" svg:height="0.025cm" svg:x="4.516cm" svg:y="12.644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90" draw:name="http://localhost/phpmyadmin/themes/dot.gif" draw:style-name="gr1" draw:text-style-name="P1" svg:width="0.025cm" svg:height="0.025cm" svg:x="6.773cm" svg:y="12.644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91" draw:name="http://localhost/phpmyadmin/themes/dot.gif" draw:style-name="gr1" draw:text-style-name="P1" svg:width="0.025cm" svg:height="0.025cm" svg:x="9.031cm" svg:y="12.644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92" draw:name="http://localhost/phpmyadmin/themes/dot.gif" draw:style-name="gr1" draw:text-style-name="P1" svg:width="0.025cm" svg:height="0.025cm" svg:x="11.289cm" svg:y="12.644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93" draw:name="http://localhost/phpmyadmin/themes/dot.gif" draw:style-name="gr1" draw:text-style-name="P1" svg:width="0.025cm" svg:height="0.025cm" svg:x="13.547cm" svg:y="12.644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94" draw:name="http://localhost/phpmyadmin/themes/dot.gif" draw:style-name="gr1" draw:text-style-name="P1" svg:width="0.025cm" svg:height="0.025cm" svg:x="15.804cm" svg:y="12.644cm">
            <draw:image xlink:href="http://localhost/phpmyadmin/themes/dot.gif" xlink:type="simple" xlink:show="embed" xlink:actuate="onLoad" draw:mime-type="image/gif">
              <text:p/>
            </draw:image>
          </draw:frame>
        </table:shapes>
        <table:table-column table:style-name="co1" table:default-cell-style-name="ce2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19" table:default-cell-style-name="ce4"/>
        <table:table-row table:style-name="ro1">
          <table:table-cell table:style-name="ce1" office:value-type="string" calcext:value-type="string">
            <text:p>ordre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Base de données (bigInt)</text:p>
          </table:table-cell>
          <table:table-cell table:style-name="ce1" office:value-type="string" calcext:value-type="string">
            <text:p>fichier migration</text:p>
          </table:table-cell>
          <table:table-cell table:style-name="ce1" office:value-type="string" calcext:value-type="string">
            <text:p>seeder</text:p>
          </table:table-cell>
          <table:table-cell table:style-name="ce1" table:number-columns-repeated="101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categories <text:s/></text:p>
          </table:table-cell>
          <table:table-cell table:style-name="ce3" office:value-type="string" calcext:value-type="string">
            <text:p>ok</text:p>
          </table:table-cell>
          <table:table-cell table:style-name="ce3" table:number-columns-repeated="1021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participants <text:s/></text:p>
          </table:table-cell>
          <table:table-cell table:style-name="ce3" office:value-type="string" calcext:value-type="string">
            <text:p>ok</text:p>
          </table:table-cell>
          <table:table-cell table:style-name="ce3" table:number-columns-repeated="1021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modalites <text:s/></text:p>
          </table:table-cell>
          <table:table-cell table:style-name="ce3" office:value-type="string" calcext:value-type="string">
            <text:p>ok</text:p>
          </table:table-cell>
          <table:table-cell table:style-name="ce3" table:number-columns-repeated="1021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groupes <text:s/></text:p>
          </table:table-cell>
          <table:table-cell table:style-name="ce3" office:value-type="string" calcext:value-type="string">
            <text:p>ok</text:p>
          </table:table-cell>
          <table:table-cell table:style-name="ce3" table:number-columns-repeated="1021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themes <text:s/></text:p>
          </table:table-cell>
          <table:table-cell table:style-name="ce3" office:value-type="string" calcext:value-type="string">
            <text:p>ok</text:p>
          </table:table-cell>
          <table:table-cell table:style-name="ce3" table:number-columns-repeated="1021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especes <text:s/></text:p>
          </table:table-cell>
          <table:table-cell table:style-name="ce3" office:value-type="string" calcext:value-type="string">
            <text:p>ok</text:p>
          </table:table-cell>
          <table:table-cell table:style-name="ce3" table:number-columns-repeated="1021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types <text:s/></text:p>
          </table:table-cell>
          <table:table-cell table:style-name="ce3" office:value-type="string" calcext:value-type="string">
            <text:p>ok</text:p>
          </table:table-cell>
          <table:table-cell table:style-name="ce3" table:number-columns-repeated="1021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elevages <text:s/></text:p>
          </table:table-cell>
          <table:table-cell table:style-name="ce3" office:value-type="string" calcext:value-type="string">
            <text:p>ok</text:p>
          </table:table-cell>
          <table:table-cell table:style-name="ce3" table:number-columns-repeated="1021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parafermes <text:s/></text:p>
          </table:table-cell>
          <table:table-cell table:style-name="ce3" office:value-type="string" calcext:value-type="string">
            <text:p>ok</text:p>
          </table:table-cell>
          <table:table-cell table:style-name="ce3" table:number-columns-repeated="1021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alertes <text:s/></text:p>
          </table:table-cell>
          <table:table-cell table:style-name="ce3" office:value-type="string" calcext:value-type="string">
            <text:p>ok</text:p>
          </table:table-cell>
          <table:table-cell table:style-name="ce3" table:number-columns-repeated="1021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users <text:s/></text:p>
          </table:table-cell>
          <table:table-cell table:style-name="ce3" office:value-type="string" calcext:value-type="string">
            <text:p>Ok → pas te table roles mais role_id dans user</text:p>
          </table:table-cell>
          <table:table-cell table:style-name="ce3" table:number-columns-repeated="1021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chiffres <text:s/></text:p>
          </table:table-cell>
          <table:table-cell table:style-name="ce3" office:value-type="string" calcext:value-type="string">
            <text:p>ok</text:p>
          </table:table-cell>
          <table:table-cell table:style-name="ce3" table:number-columns-repeated="1021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critalertes <text:s/></text:p>
          </table:table-cell>
          <table:table-cell table:style-name="ce3" office:value-type="string" calcext:value-type="string">
            <text:p>ok</text:p>
          </table:table-cell>
          <table:table-cell table:style-name="ce3" table:number-columns-repeated="1021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notes <text:s/></text:p>
          </table:table-cell>
          <table:table-cell table:style-name="ce3" office:value-type="string" calcext:value-type="string">
            <text:p>ok</text:p>
          </table:table-cell>
          <table:table-cell table:style-name="ce3" table:number-columns-repeated="1021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numalertes <text:s/></text:p>
          </table:table-cell>
          <table:table-cell table:style-name="ce3" office:value-type="string" calcext:value-type="string">
            <text:p>ok</text:p>
          </table:table-cell>
          <table:table-cell table:style-name="ce3" table:number-columns-repeated="1021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3" office:value-type="string" calcext:value-type="string">
            <text:p>origines <text:s/></text:p>
          </table:table-cell>
          <table:table-cell table:style-name="ce3" office:value-type="string" calcext:value-type="string">
            <text:p>ok</text:p>
          </table:table-cell>
          <table:table-cell table:style-name="ce3" table:number-columns-repeated="1021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saisies <text:s/></text:p>
          </table:table-cell>
          <table:table-cell table:style-name="ce3" office:value-type="string" calcext:value-type="string">
            <text:p>ok</text:p>
          </table:table-cell>
          <table:table-cell table:style-name="ce3" table:number-columns-repeated="1021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3" office:value-type="string" calcext:value-type="string">
            <text:p>salertes <text:s/></text:p>
          </table:table-cell>
          <table:table-cell table:style-name="ce3" office:value-type="string" calcext:value-type="string">
            <text:p>ok</text:p>
          </table:table-cell>
          <table:table-cell table:style-name="ce3" table:number-columns-repeated="1021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schiffres <text:s/></text:p>
          </table:table-cell>
          <table:table-cell table:style-name="ce3" office:value-type="string" calcext:value-type="string">
            <text:p>ok</text:p>
          </table:table-cell>
          <table:table-cell table:style-name="ce3" table:number-columns-repeated="1021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sindicateurs <text:s/></text:p>
          </table:table-cell>
          <table:table-cell table:style-name="ce3" office:value-type="string" calcext:value-type="string">
            <text:p>ok</text:p>
          </table:table-cell>
          <table:table-cell table:style-name="ce3" table:number-columns-repeated="1021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sorigines <text:s/></text:p>
          </table:table-cell>
          <table:table-cell table:style-name="ce3" office:value-type="string" calcext:value-type="string">
            <text:p>ok</text:p>
          </table:table-cell>
          <table:table-cell table:style-name="ce3" table:number-columns-repeated="1021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amis <text:s/></text:p>
          </table:table-cell>
          <table:table-cell table:style-name="ce3" office:value-type="string" calcext:value-type="string">
            <text:p>ok</text:p>
          </table:table-cell>
          <table:table-cell table:style-name="ce3" table:number-columns-repeated="1021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chiffre_espece <text:s/></text:p>
          </table:table-cell>
          <table:table-cell table:style-name="ce3" office:value-type="string" calcext:value-type="string">
            <text:p>ok</text:p>
          </table:table-cell>
          <table:table-cell table:style-name="ce3" table:number-columns-repeated="1021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espece_note <text:s/></text:p>
          </table:table-cell>
          <table:table-cell table:style-name="ce3" office:value-type="string" calcext:value-type="string">
            <text:p>ok</text:p>
          </table:table-cell>
          <table:table-cell table:style-name="ce3" table:number-columns-repeated="1021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espece_participant <text:s/></text:p>
          </table:table-cell>
          <table:table-cell table:style-name="ce3" office:value-type="string" calcext:value-type="string">
            <text:p>ok</text:p>
          </table:table-cell>
          <table:table-cell table:style-name="ce3" table:number-columns-repeated="1021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3" office:value-type="string" calcext:value-type="string">
            <text:p>paraferme_user <text:s/></text:p>
          </table:table-cell>
          <table:table-cell table:style-name="ce3" office:value-type="string" calcext:value-type="string">
            <text:p>ok</text:p>
          </table:table-cell>
          <table:table-cell table:style-name="ce3" table:number-columns-repeated="1021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E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Roboto Light" svg:font-family="'Roboto Light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4T13:20:01.580313418</meta:creation-date>
    <meta:editing-duration>PT3H52M26S</meta:editing-duration>
    <meta:editing-cycles>2</meta:editing-cycles>
    <meta:generator>LibreOffice/7.3.4.2$Linux_X86_64 LibreOffice_project/30$Build-2</meta:generator>
    <dc:date>2022-07-24T17:22:32.244133175</dc:date>
    <meta:document-statistic meta:table-count="1" meta:cell-count="83" meta:object-count="195"/>
  </office:meta>
</office:document-meta>
</file>